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Eczar" svg:font-family="Eczar" style:font-family-generic="system"/>
    <style:font-face style:name="Liberation Sans" svg:font-family="Liberation Sans" style:font-family-generic="swiss"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svg:font-family="Calibri" style:font-family-generic="swiss" style:font-pitch="variable" svg:panose-1="2 15 5 2 2 2 4 3 2 4"/>
  </office:font-face-decls>
  <office:automatic-styles>
    <style:style style:name="P1" style:parent-style-name="Titel" style:master-page-name="MP0" style:family="paragraph">
      <style:paragraph-properties fo:break-before="page"/>
    </style:style>
  </office:automatic-styles>
  <office:body>
    <office:text text:use-soft-page-breaks="true">
      <text:p text:style-name="P1">Anwendung des „Technology Acceptance Model“ zur Akzeptanzbestimmung qualifizierter elektronischer Fernsignaturen im Unternehmensumfeld</text:p>
      <text:p text:style-name="Textbody"/>
      <text:soft-page-break/>
      <text:h text:style-name="Überschrift1" text:outline-level="1">Abstract</text:h>
      <text:h text:style-name="Überschrift1" text:outline-level="1">Einleitung</text:h>
      <text:h text:style-name="Überschrift1" text:outline-level="1">Grundlagen</text:h>
      <text:h text:style-name="Überschrift2" text:outline-level="2">Technology<text:s/>Acceptance Model</text:h>
      <text:h text:style-name="Überschrift2" text:outline-level="2">Digitale Signaturen</text:h>
      <text:h text:style-name="Überschrift2" text:outline-level="2">Qualifizierte elektronische Signaturen</text:h>
      <text:h text:style-name="Überschrift2" text:outline-level="2">Fernsignaturen</text:h>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soft-page-break/>
      <text:h text:style-name="Überschrift1" text:outline-level="1">Wahrgenommener Nutzen qualifizierter elektronischer Fernsignaturen</text:h>
      <text:p text:style-name="Textbody">- „Gemäß den Erkenntnissen von Arthur D. Little ist das tragende Argument für den Einsatz der Technologie eine verbesserte Effizienz, die zur Verringerung der Kosten und der Erhöhung der Geschwindigkeit des gesamten Geschäfts führt.“ - Arthur D. Little (S. 7)</text:p>
      <text:h text:style-name="Überschrift3" text:outline-level="3">Effizienz</text:h>
      <text:p text:style-name="Textbody">- „Viele Unternehmen und Behörden haben bereits das Potenzial dieser Technologie erkannt. Ein vollständig digitaler Prozess für die Signierung und den Versand von Dokumenten senkt die Arbeitszeiten und Kosten für Papier und Transport.“ - Arthur D. Little (S. 7)</text:p>
      <text:p text:style-name="Textbody">- „Die Nutzung der digitalen Signatur senkt den Aufwand durch die Reduktion der Prozesskosten wie Scannen, Aufzeichnen, Archivieren, Drucken und Versenden und reduziert Ressourcenaufwendungen (kürzere Prozesszyklen resultieren in geringeren Personalausgaben). Geschäftsprozesse werden zusätzlich effizienter durch die Verbesserung der allgemeinen Flexibilität von Unternehmen (reduzierte Prozesszyklen, Geschwindigkeit von Geschäftsabschlüssen) und durch die Verfolgung und Koordination der Geschäfte in Echtzeit.“ - Arthur D. Little (S. 7)</text:p>
      <text:h text:style-name="Überschrift3" text:outline-level="3">Sicherheit</text:h>
      <text:p text:style-name="Textbody">- „Während Authentifizierung lediglich dazu genutzt wird, die Identität des Endanwenders zu verifizieren, gewährleisten Digitale Signaturen gleichermaßen die Integrität der Daten. Eine Kombination dieser beiden Sicherheitsfaktoren ist für viele Geschäftstransaktionen entscheidend, insbesondere für solche, die sensitive und vertrauliche Daten betreffen“ - Arthur D. Little (S. 4)</text:p>
      <text:p text:style-name="Textbody">- „Auch wenn Branchenexperten, die an dem Report teilgenommen haben, eine gesteigerte Sicherheit nicht als Hauptvorzug der Technologie hervorheben, so bieten Digitale Signaturen dennoch ein höheres Maß an Sicherheit gegenüber traditionellen Methoden des Versandes von Dokumenten, sofern sie zusammen mit kryptographischen Prozeduren und qualifizierten Zertifikaten implementiert werden.“ - Arthur D. Little (S. 7)</text:p>
      <text:p text:style-name="Textbody">- „Integrität der Daten kann zugesichert werden, weil eine Fälschung praktisch unmöglich ist, während ein Papierdokument nach der Unterschrift durch eine unberechtigte Person modifiziert werden kann.“ - Arthur D. Little (S. 7)</text:p>
      <text:p text:style-name="Textbody">- „… EU-Kommission geführten Liste angemeldeter (notifizierter) Signaturlösungen, die es zukünftig geben soll.“ - eIDAS (S. 30)</text:p>
      <text:p text:style-name="Textbody">- „Der Anbieter eines Vertrauensdiests muss sich einer Konformitätsprüfung unterziehen, die mindestens alle 24 Monate wiederholt wird. Dabei wird untersucht, ob der Dienst die in der eIDAS-Verordnung festgelegten Anforderungen erfüllt.“ - eIDAS (S. 30)</text:p>
      <text:h text:style-name="Überschrift3" text:outline-level="3">Kosten</text:h>
      <text:p text:style-name="Textbody">- „Diese Third-Party ist verantwortlich für die Bereitstellung einmaliger Zertifikate für Angestellte und / oder Kunden des Unternehmens, nachdem diese authentifiziert worden sind. Bei einem vollständig<text:s/><text:soft-page-break/>extern durchgeführten Prozess müssen Unternehmen keine Investitionen für Aufbau und Betrieb der Lösung tätigen, was zu geringeren Gesamtkosten der Implementierung führt.“ - Arthur D. Little (S. 5)</text:p>
      <text:p text:style-name="Textbody">- „Viele Unternehmen und Behörden haben bereits das Potenzial dieser Technologie erkannt. Ein vollständig digitaler Prozess für die Signierung und den Versand von Dokumenten senkt die Arbeitszeiten und Kosten für Papier und Transport.“ - Arthur D. Little (S. 7)</text:p>
      <text:p text:style-name="Textbody">- „… Implementierung von Lösungen für Digitale Signaturen mit hohen Investitionen verbunden ist. Dieses Argument kann kurzfristig stichhaltig sein, aber reduzierte Kosten wiegen die Investitionen gewöhnlich in kurzer Zeit auf.“ - Arthur D. Little (S. 8)</text:p>
      <text:p text:style-name="Textbody">- „Cloudlösungen führen zu geringen Implementierungskosten.“ - Arthur D. Little (S. 8)</text:p>
      <text:h text:style-name="Überschrift3" text:outline-level="3">Zusätzliche Features gegenüber händischen Signaturen auf Papier</text:h>
      <text:p text:style-name="Textbody">- „Neben den Effizienzüberlegungen bedeutet die Einführung von Lösungen für Digitale Signaturen ein innovatives Image sowohl für Nutzer als auch für Anbieter der Technologie. Außerdem erhöhen diese Lösungen die Kundenzufriedenheit.“ - Arthur D. Little (S. 7)</text:p>
      <text:p text:style-name="Textbody">- „Die Wahrscheinlichkeit eine digitale Kopie zu verlieren, ist wesentlich geringer im Vergleich zu papier-basierten Dokumenten.“ - Arthur D. Little (S.7)</text:p>
      <text:p text:style-name="Textbody">- „Ein Zeitstempel kann zu der Digitalen Signatur hinzugefügt werden, der bescheinigt, dass das Dokument an einem bestimmten Datum signiert wurde.“ - Arthur D. Little (S. 7)</text:p>
      <text:p text:style-name="Textbody">- „… Akzeptanz im B2B-Umfeld hochist, weil technologisch fortgeschrittene Geschäftspartner als Rollenmodelle Dienen“ - Arthur D. Little (S. 12)</text:p>
      <text:p text:style-name="Textbody">- „Neu in eIDAS sind außerdem qualifizierte Signaturen, die nicht einer Person, sondern einer Organisation zugeordnet sind. Diese werden als „elektronisches Siegel“ oder „E-Sigel“ bezeichnet. Man kann damit zwischen der elektronischen Unterschrift einer Person und dem elektronischen Siegel einer Oranisation unterscheiden. Die bisherige Signaturgesetz-Philosophie, wonach eine digitale Signatur – ähnlich wie eine Unterschrift von Hand – fest zu einer bestimmten Person gehören muss, wird damit aufgegeben. Auch diese Neuerung soll den Umgang mit digitalen Signaturen erleichtern und attraktiver machen. Unternehmen und Behörden können das elektronische Siegel quasi als digitalen Firmen- oder Behördenstempel nutzen.“ - eIDAS (S. 30-31)</text:p>
      <text:h text:style-name="Überschrift3" text:outline-level="3">Zwischenfazit: Wird der Nutzen von Qualifizierten Elektronischen Signaturen wahrgenommen?</text:h>
      <text:p text:style-name="Textbody">- „Untersuchungen von Arthur D. Little und weitere Analysen bestätigen, dass eine unmittelbare Nutzung der Technologie Potential hat, nachhaltige Wettbewerbsvorteile zu erzielen, unabhängig von der Branche, in der das Unternehmen tätig ist.“ - Arthur D. Little (S. 7)</text:p>
      <text:p text:style-name="Textbody">- „… Akzeptanz im B2B-Umfeld hochist, weil technologisch fortgeschrittene Geschäftspartner als Rollenmodelle Dienen“ - Arthur D. Little (S. 12)</text:p>
      <text:p text:style-name="Textbody">- Beispiel Credit AgricoleConsumer Finance – Arthur D. Little (S. 13)</text:p>
      <text:p text:style-name="Textbody"/>
      <text:h text:style-name="Überschrift1" text:outline-level="1"><text:soft-page-break/>Wahrgenommener Bedienungskomfort qualifizierter elektronischer Fernsignaturen</text:h>
      <text:p text:style-name="Textbody">- „Der externe Service-Provider sollte eine vollständig cloud-basierte Lösung<text:s/>anbieten. Der größte Vorzug hierbei ist, dass die Zertifikate nicht auf irgendeinem SSCD (Secure Signature Creation Device oder Token) gespeichert werden, sondern in der Cloud und deshalb auf jedem Gerät genutzt werden können. Weiterhin muss kein spezieller Software-as-a-Service (Saas) installiert werden, was den Grad an Vertrauen und Komfort für den Kunden steigert. Studien haben gezeigt, dass Kunden, die aufgefordert werden, eine Software für das digitale Unterzeichnen zu installieren, den Prozess häufiger abbrechen. Für Kunden ist Komfort der beste Ansatz. Digitale Signaturen sind ein deutlich einfacherer Weg ein Dokument zu unterschreiben, etwa im Vergleich zum Einstecken einer e-ID-Card in einen PC oder selbst zur traditionellen handgeschriebenen Unterschrift.“ - Arthur D. Little (S. 5)</text:p>
      <text:p text:style-name="Textbody">- „Dies wurde auch durch Interviews bestätigt, die Arthur D. Little durchgeführt hat. Ein Studienteilnehmer antwortete dabei: ‚‘‘Warum sollten wir von unseren Kunden verlangen, ständig einen Token oder Smart-Card-Reader bei sich zu tragen?‘‘.“ - Arthur D. Little (S. 5)</text:p>
      <text:p text:style-name="Textbody">- „...Adaption existierender Anwendungen oder Systeme bei den Interviews als ein Hauptproblem angesehen. Unternehmen und Institutionen, die sich für die Einführung der Technologie interessieren, hängen intensiv von vertrauenswürdigen, einfach zu implementierenden und komfortablen Lösungen ab, die die Komplexität von Arbeitsabläufen nicht erhöhen.“ - Arthur D. Little (S. 8)</text:p>
      <text:p text:style-name="Textbody">- „… Akzeptanz stark von den Lösungen abhängt, die den Kunden angeboten werden. Eine breite Palette an bereits implementierten Lösungen, die eine einfache Nutzung garantieren, wird die Akzeptanz bei Kunden und Geschäftspartnern erhöhen.“ - Arthur D. Little (S. 9)</text:p>
      <text:p text:style-name="Textbody">- „Wichtige Eckpunkte der neuen EU-Richtlinie sind die Überwindung bestehender<text:s/>Barrieren für die Bereitstellung eines umfassenden grenz- und branchenüberschreitenden Rahmenwerks für sichere vertrauenswürdige und einfach anzuwendende elektronische Transaktionen wie auch das Potenzial, Cloud-Signaturen zu ermöglichen, um ein Höchstmaß<text:s/>an Sicherheit zu erreichen.“ - Arthur D. Little (S. 9)</text:p>
      <text:p text:style-name="Textbody">- „… die gemäß Sekundärrecherchen aufgrund der geringen Zweckmäßigkeit der Gesamtlösung noch nicht sehr erfolgreich sind, gehört der wirkliche Markt bedingt durch den Komfort der Lösungen den cloud-basierten Digitalen Signaturen. Der Kunde kann sich den Vertrag, die Steuererklärung, oder Import- und Export-Abgaben auf jedem Gerät ansehen, seien es PCs, Tablets oder Smartphones; er kann eine SMS für die Authentifizierung erhalten und dann ohne die Notwendigkeit für spezielle Hard- oder Software unterschreiben“ - Arthur D. Little (S. 12)</text:p>
      <text:p text:style-name="Textbody">- „Zwei Jahrzehnte später muss man leider feststellen: Die großen Erwartungen haben sich nicht erfüllt. Die Digitale Signatur gehört noch längst nicht für <text:s/>alle Bürger zum<text:s/>Alltag, und von den erhofften Einsparungen durch digitale Signaturen kann bisher kaum ein Unternehmen berichten.“ - eIDAS (S. 29)</text:p>
      <text:soft-page-break/>
      <text:p text:style-name="Textbody">- „Doch für viele potentielle Nutzer sind Signaturen nach wie vor eher eine technische Spielerei als eine ernsthafte Innovation.“ - eIDAS (S. 29)</text:p>
      <text:p text:style-name="Textbody">- „eIDAS soll naturgemäß einige Fehler der Vergangenheit korrigieren. Einer dieser Fehler bestand zweifellos darin, dass die Sgnaturgesetzgebung innerhalb der EU recht unterschiedlich ausfiel. Zwar gab es die besagte EU-Richtlinie, doch da sich die beteiligten Staaten in vielen Punkten nicht hatten einigen können geriet diese zu einem Sammelurium von Kann-Bestimmung das jede Nation anders umsetzte. In Deutschland stellte man beispielsweise hohe Sicherheitsanforderungen an die Signaturtechnik, während andere Länder statt auf strenge Vorschriften lieber auf die Wirkung von drohenden Schadenersatz-Forderungen und Image-Schäden setzten. Mit der freiwilligen Akkreditierung für Trust Center gab es in Deutschland zudem eine Lobby-getriebene Sonderreglung, die den mit viel Geld aufgebauten Trust Centern ihre Einnahmen sichern sollten.“</text:p>
      <text:p text:style-name="Textbody">- „Diese babylonische Gesetzverwirrung wird mit der eIDAS-Verordnung der Vergangenheit angehören.“ - eIDAS (S. 30)</text:p>
      <text:p text:style-name="Textbody">- „… für viele Sonderwege ist nun deutlich weniger Platz“ - eIDAS (S. 30)</text:p>
      <text:p text:style-name="Textbody">- „Angesichts der Signatur-Misere sind die EU-Mitglieder also enger zusammengerückt.“</text:p>
      <text:p text:style-name="Textbody">- „… EU-Kommission geführten Liste angemeldeter (notifizierter) Signaturlösungen, die es zukünftig geben soll. Wer eine Lösung erfolgreich anmeldet, muss auch alle anderen angemeldeten Lösungen mit entsrechendem Sicherheitsnivieau akzeptieren.“ - eIDAS (S. 30)</text:p>
      <text:p text:style-name="Textbody">- „… Technikneutraler Interoperabilitätsrahhmen geschaffen werden, der internationalen Standards folgt.“ - eIDAS (S. 30)</text:p>
      <text:p text:style-name="Textbody">- „Ein weiterer Fehler aus der Vergangenheit, den eIDAS korrigieren soll: Durch (vor allem in Deutschland) hohen Sicherheitsanforderungen waren qualifizierte digitale Signaturen bisher oft teuer und umständlich“ - eIDAS (S. 30)</text:p>
      <text:p text:style-name="Textbody">- „… für qualifizierte Signaturen eine<text:s/>geeignete Erweiterung genutzt werden musste. Vor allem Unternehmen zeigten wenig Interesse an dieser umständlichen Technik“ - eIDAS (S. 30)</text:p>
      <text:p text:style-name="Textbody">- „… Das digitale Signieren soll nun unter anderem durch so genannte Fernsignaturen vereinfacht werden. Bisher war eine qualifizierte Signatur nur möglich, wenn der Signierer seine Smartcard (oder ein anderes Speichermedium) mit dem privaten Signaturschlüssel bei sich trug und unter seiner direkten Kontrolle hatte. Durch eIDAS ist es nun auch zulässig, den Schlüssel auf<text:s/>einen Server zu legen und diesem das Signieren zu überlassen (Fernsignatur). Der Nutzer muss den Schlüssel also nicht (beispielsweise auf einer Smartcard) bei sich haben – zweifellos eine praktische Sache.“ - eIDAS (S. 30)</text:p>
      <text:p text:style-name="Textbody">- „Eine wichtige Rolle spielt in<text:s/>diesem Zusammenhang eine weitere Neuerung: der so genannte Vertrauensdienst. Ein solcher ist laut eIDAS-Verordnung für elektronische Zustelldienste und elektronische Verwarungsdienste zuständig. Ausßerdem hat ein Vertrauensdienst die Aufgabe, im Auftrag eines Nutzers Fernsignaturen anzufertigen.“ - eIDAS (S. 30)</text:p>
      <text:soft-page-break/>
      <text:p text:style-name="Textbody">- „Der Anbieter eines Vertrauensdiests muss sich einer Konformitätsprüfung unterziehen, die mindestens alle 24 Monate wiederholt wird. Dabei wird untersucht, ob der Dienst die in der<text:s/>eIDAS-Verordnung festgelegten Anforderungen erfüllt.“ - eIDAS (S. 30)</text:p>
      <text:p text:style-name="Textbody">- „Neu in eIDAS sind außerdem qualifizierte Signaturen, die nicht einer Person, sondern einer Organisation zugeordnet sind. Diese werden als „elektronisches Siegel“ oder „E-Sigel“ bezeichnet. Man kann damit zwischen der elektronischen Unterschrift einer Person und dem elektronischen Siegel einer Oranisation unterscheiden. Die bisherige Signaturgesetz-Philosophie, wonach eine digitale Signatur – ähnlich wie eine Unterschrift von Hand – fest zu einer bestimmten Person gehören muss, wird damit aufgegeben. Auch diese Neuerung soll den Umgang mit digitalen Signaturen erleichtern und attraktiver machen. Unternehmen und Behörden können das elektronische Siegel quasi als digitalen Firmen- oder Behördenstempel nutzen.“ - eIDAS (S. 30-31)</text:p>
      <text:p text:style-name="Textbody">- „Die Software, die zur Veranlassung der Fernsignatur auf dem Client eingesetzt wird, ist deutlich einfacher als die zur Erstellung einer qualifizierten Signatur auf dem Client erforderliche Technik. Das Verlagern<text:s/>der Signatur auf einen Servern vereinfacht und vereinfacht somit diesen Ablaub.“ - eIDAS (S. 32)</text:p>
      <text:p text:style-name="Textbody">- „Im Gespräch ist außerdem eine Form der Fernsignatur, für die der Nutzer keine Smartcard benötigt. Stattdessen wird ene Kombination aus Passwort (erster Faktor), das der Nutzer auf seinem PC eingibt, und einer mobilen AN (zweiter Faktor) verwendet. - eIDAS (S. 32)</text:p>
      <text:p text:style-name="Textbody">- „eIDAS soll zwei Aufgaben gleichzeitig erfüllen, die traditionell als schwierig gelten: Es soll digitale Signaturen einfacher machen, ohne die Sicherheit zu beeinträchtigen, und es soll digitale Signaturen EU-weit harmonisieren. Letzteres Ziel wird durch eine Vereinheitlichung der Rechtslange in der EU und die gegenseitige Anerkennung von Signaturen angestrebt. Besser wäre es sicherlich, wenn die diversel elektronischen Identitätskarten (beispielsweise der deutsche nPA, die eID Belgium und die finnische FINeID) miteinander kompatibel wären, doch das wird aus politischen Gründen auf absehbare Zeit nicht der Fall sein. <text:s/>- eIDAS (S. 33)</text:p>
      <text:p text:style-name="Textbody">- „Grundsätzlich<text:s/>Gilt: Je komplexer die Einsatzumgebung gestaltet ist, desto höher ist die Barriere für den Nutzer. So muss aktuell beim Einsatz der deutschen Ausweiskarte als sichere Signaturstellungseinheit grundsätzlich ein Komfortlesegerät genutzt werden. Dies ist insbesondere für nicht professionelle Endanwender eine Hörde (Kosten, Installation, Bedienung).“ - 2Fakt (S. 232)</text:p>
      <text:p text:style-name="Textbody">- „Anwender legen einen großen Wert auf die selbstständige intuitive Erschließungsmöglichkeit der einzelnen – Schritte im Rahmen des Signaturprozesses.“ - 2Fakt (S. 232)</text:p>
      <text:p text:style-name="Textbody">- „Fernsignaturen gewährleisten ein hohes Maß an Benutzerfrundlichkeit, eine Erzeugung ist plattformunabhängig und ohne eine umfangreiche Änderung der gewohnten Einsatzumgebung möglich. Anwender können im besten Falle innerhalb weniger Minuten nach der Identifizierung qualifizierte Signaturen erzeugen. Denn es wird nicht erforderlich sein, die Signaturstellungseinheit als Träger des Schlüsselmaterials an den Anwender auszuliefern. Sollte es künftig notwendig sein, Schlüsselmaterial<text:s/>und das zugehörige qualifizierte Zertifikat für einen bereits identifizierten Nutzer zu<text:s/><text:soft-page-break/>erneuer, eta aufgrund neuer Vorgaben für zu nutzende kryptographischer Algorithmen, ist dies unmittelbar zentral möglich und damit sofort verfügbar.“ - 2Fakt (S. 233-234)</text:p>
      <text:p text:style-name="Textbody">- „Die folgenden Faktoren können im Rahmen der 2-Faktorauthentifizierung zum Einsatz kommen.“ → Besitz (z.B. Karte, Smatphone, App) → Wissen (Benutzername, PIN, Passphrase), Biometrie (Stimme und Sprechverhalten, Fingerabdruck, Venenstruktur) – 2Fakt (S. 234)</text:p>
      <text:p text:style-name="Textbody">- „Eine weiterer vielversprechender Ansatz für eine sichere Authentifizierung ist der offene und lizenzfreie Standard U2F (Universal Second Factor), entwickelt von der FIDO-Allianz (Fast Identity Online), einem Zusammenschluss weltweit führender IT-Unternehmen und<text:s/>Organisationen. Dieser Standard wird unter anderem durch Google und Microsoft unterstützt. Er ermöglicht eine einfache und sichere 2-Faktor-Authentifizierung bei verschiedenen Diensten, ohne dass der User auf viele unterschiedliche Passwörter oder Token zurückgreifen muss. Der Mechanismus ist folgender: Für jeden Dienst wird bei der erstmaligen Registrierung ein Schlüsselpaar durch den FIDO-Token erzeugt und der öffentliche Schlüssel an den Dienst geschickt. Möchte sich der Nutzer zukünftig<text:s/>ausweisen, so führt der Dienst ein klassisches Challenge-ResponseProtokoll durch. Kann er dieses mit Hilfe seines privaten Schlüssels korrekt durchführen, so ist die Authentisierung erfolgreich. Der Zugang zum Token selbst ist wiederum durch den Nutzer zugangsgeschützt eingerichtet. Die Implementierung des FIDO-Protokolls ist besonders nutzerfreundlich gehalten: Eine Installation entsprechender Software- und Hardwarekomponenten ist nicht erforderlich, diese wird schon durch die verwendeten Browser bzw. Betriebsysteme bereitgestellt.“ - 2Fakt (S. 234)</text:p>
      <text:p text:style-name="Textbody">- „Die Besonderheit des mit eIDAS verbundenen Vorhabens der EU-Kommission ist, das juristische und technische Rahmenbedingungen geschaffen wurden. Hierzu erfolgte Ende 2009 mit dem Mandat 460 die Erteilung eines technischen Spezifizierungsauftrags an die europäischen Standardisierungsorganisationen CEN, <text:s/>CENELEC und ETSI, der die Bereiche rund um die elektronische Signatur umfasst. Dies soll eine Möglichst breite, technische Interoperabilität zwischen den jeweiligen Umsetzungen aus den einzelnen Mitgliedsländern ermöglichen.“ - 2Fakt (S. 232-233)</text:p>
      <text:p text:style-name="Textbody"/>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Auswirkung auf die Verwendung der Technologie</text:h>
      <text:p text:style-name="Textbody">- „Aufgrund der durchgeführten Interviews, aktueller Projektanfragen und zusätzlicher Recherche hat Arthur D. Little einen steilen Anstieg der Zahl<text:s/>von Unternehmen festgestellt, die bereits zu „Digitalen Unternehmen“ transformieren oder dies planen.“ - Arthur D. Little (S. 12)</text:p>
      <text:p text:style-name="Textbody">- „Neben den technischen und rechtlichen Nueerungen sollen neue Werbematerialien eIDAS den Nutzern schmackhaft machen. Die<text:s/>beiden Infografiken der EU (siehe Abbildungen) wirken in jedem Fall ansprechend.“ - eIDAS (S. 31)</text:p>
      <text:soft-page-break/>
      <text:h text:style-name="Überschrift1" text:outline-level="1">Herausforderungen</text:h>
      <text:h text:style-name="Überschrift1" text:outline-level="1">Fazit</text:h>
      <text:p text:style-name="Textbody"/>
      <text:h text:style-name="Überschrift1" text:outline-level="1">Sonstiges</text:h>
      <text:p text:style-name="Textbody">EIDAS → „Verordnung über elektronische Identifizierung und Vertrauensdienste für elektronische Transaktionen im Binnenmarkt“ (EU-Weit gültig – Schafft bisherige deutsche Signaturgesetze komplett 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Eczar" svg:font-family="Eczar" style:font-family-generic="system"/>
    <style:font-face style:name="Liberation Sans" svg:font-family="Liberation Sans" style:font-family-generic="swiss"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Eczar"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Standard" style:next-style-name="Standard" style:default-outline-level="3">
      <style:paragraph-properties fo:keep-with-next="always" fo:keep-together="always" fo:margin-top="0.1388in"/>
      <style:text-properties style:font-name="Cambria" style:font-name-asian="Times New Roman" style:font-name-complex="Mangal" fo:font-weight="bold" style:font-weight-asian="bold" style:font-weight-complex="bold" fo:color="#4F81BD" style:font-size-complex="10.5pt" fo:hyphenate="false"/>
    </style:style>
    <style:style style:name="Überschrift4" style:display-name="Überschrift 4" style:family="paragraph" style:parent-style-name="Standard" style:next-style-name="Standard" style:default-outline-level="4">
      <style:paragraph-properties fo:keep-with-next="always" fo:keep-together="always" fo:margin-top="0.1388in"/>
      <style:text-properties style:font-name="Cambria" style:font-name-asian="Times New Roman" style:font-name-complex="Mangal" fo:font-weight="bold" style:font-weight-asian="bold" style:font-weight-complex="bold" fo:font-style="italic" style:font-style-asian="italic" style:font-style-complex="italic" fo:color="#4F81BD" style:font-size-complex="10.5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style:text-properties fo:font-size="18pt" style:font-size-asian="18pt" style:font-size-complex="18pt" fo:hyphenate="false"/>
    </style:style>
    <style:style style:name="Überschrift3Zchn" style:display-name="Überschrift 3 Zchn" style:family="text" style:parent-style-name="Absatz-Standardschriftart">
      <style:text-properties style:font-name="Cambria" style:font-name-asian="Times New Roman" style:font-name-complex="Mangal" fo:font-weight="bold" style:font-weight-asian="bold" style:font-weight-complex="bold" fo:color="#4F81BD" style:font-size-complex="10.5pt"/>
    </style:style>
    <style:style style:name="Überschrift4Zchn" style:display-name="Überschrift 4 Zchn" style:family="text" style:parent-style-name="Absatz-Standardschriftart">
      <style:text-properties style:font-name="Cambria" style:font-name-asian="Times New Roman" style:font-name-complex="Mangal" fo:font-weight="bold" style:font-weight-asian="bold" style:font-weight-complex="bold" fo:font-style="italic" style:font-style-asian="italic" style:font-style-complex="italic" fo:color="#4F81BD"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reyer, Frank</meta:initial-creator>
    <dc:creator>Dreyer, Frank</dc:creator>
    <meta:creation-date>2017-12-26T15:55:00Z</meta:creation-date>
    <dc:date>2018-01-04T11:34:00Z</dc:date>
    <meta:template xlink:href="Normal" xlink:type="simple"/>
    <meta:editing-cycles>6</meta:editing-cycles>
    <meta:editing-duration>PT0S</meta:editing-duration>
    <meta:document-statistic meta:page-count="10" meta:paragraph-count="36" meta:word-count="2533" meta:character-count="18460" meta:row-count="133" meta:non-whitespace-character-count="15963"/>
  </office:meta>
</office:document-meta>
</file>